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32387"/>
    </style:style>
    <style:style style:name="P2" style:family="paragraph" style:parent-style-name="Heading_20_2">
      <style:text-properties officeooo:paragraph-rsid="00032387"/>
    </style:style>
    <style:style style:name="P3" style:family="paragraph" style:parent-style-name="Standard">
      <style:paragraph-properties fo:text-align="justify" style:justify-single-word="false"/>
      <style:text-properties officeooo:paragraph-rsid="00032387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032048" officeooo:paragraph-rsid="00032387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032387"/>
    </style:style>
    <style:style style:name="P6" style:family="paragraph" style:parent-style-name="Text_20_body">
      <style:paragraph-properties fo:text-align="justify" style:justify-single-word="false"/>
      <style:text-properties officeooo:paragraph-rsid="00032387"/>
    </style:style>
    <style:style style:name="T1" style:family="text">
      <style:text-properties officeooo:rsid="00032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Zapisnik s razgovora </text:h>
      <text:h text:style-name="P2" text:outline-level="2"/>
      <text:p text:style-name="P3">Datum : 2<text:span text:style-name="T1">3</text:span>. 0<text:span text:style-name="T1">8</text:span>. 20<text:span text:style-name="T1">24</text:span>. g.</text:p>
      <text:p text:style-name="P3">Vrijeme : 14:00 – 15:45</text:p>
      <text:p text:style-name="P3">Mjesto održavanja : <text:span text:style-name="T1">Ured strelicarskog kluba</text:span></text:p>
      <text:p text:style-name="P3">Sudionici : <text:span text:style-name="T1">Marko Sopta, Klijent</text:span></text:p>
      <text:p text:style-name="P3">Zapisničar : <text:span text:style-name="T1">Marko Sopta</text:span></text:p>
      <text:p text:style-name="P3"/>
      <text:p text:style-name="P4">1. Intervju</text:p>
      <text:p text:style-name="P3"/>
      <text:p text:style-name="P6"><text:span text:style-name="Strong_20_Emphasis"><text:span text:style-name="T1">Marko Sopta</text:span></text:span><text:span text:style-name="Strong_20_Emphasis">:</text:span> Hvala što ste izdvojili vrijeme za razgovor s nama. Voljeli bismo malo bolje razumjeti što vam treba kako bismo vam mogli što bolje pomoći.</text:p>
      <text:p text:style-name="P6"><text:span text:style-name="Strong_20_Emphasis">Klijent:</text:span> Nema problema, rado ću vam reći što nas muči.</text:p>
      <text:p text:style-name="P6"><text:span text:style-name="Strong_20_Emphasis"><text:span text:style-name="T1">Marko Sopta</text:span></text:span><text:span text:style-name="Strong_20_Emphasis">:</text:span> Možete li ukratko opisati s kakvim problemima se klub suočava?</text:p>
      <text:p text:style-name="P6"><text:span text:style-name="Strong_20_Emphasis">Klijent:</text:span> Pa, iskreno, najviše nas muči ta silna papirologija. Moramo stalno voditi evidenciju o članovima, pratiti tko je platio članarinu, a organizacija turnira postaje prava glavobolja. Uz to, članovi često ne znaju kada su im treninzi i koji je prostor slobodan.</text:p>
      <text:p text:style-name="P6"><text:span text:style-name="Strong_20_Emphasis"><text:span text:style-name="T1">Marko Sopta</text:span></text:span><text:span text:style-name="Strong_20_Emphasis">:</text:span> Razumijem. Kako ti problemi utječu na funkcioniranje kluba?</text:p>
      <text:p text:style-name="P6"><text:span text:style-name="Strong_20_Emphasis">Klijent:</text:span> Uglavnom, sve postaje dosta kaotično. Treba nam puno više vremena za sve te administrativne poslove, a članovi su često nezadovoljni jer moraju čekati na obnovu članarina ili ne mogu naći informacije o treninzima.</text:p>
      <text:p text:style-name="P6"><text:span text:style-name="Strong_20_Emphasis"><text:span text:style-name="T1">Marko Sopta</text:span></text:span><text:span text:style-name="Strong_20_Emphasis">:</text:span> Što biste voljeli vidjeti kao rješenje za ove probleme?</text:p>
      <text:p text:style-name="P6"><text:span text:style-name="Strong_20_Emphasis">Klijent:</text:span> Voljeli bismo imati nekakvu platformu ili aplikaciju koja bi sve to sredila. Nešto gdje bismo mogli voditi evidenciju o članovima, da nam automatski šalje obavijesti kad treba platiti članarinu, a da se članovi mogu lako prijaviti na treninge i turnire.</text:p>
      <text:p text:style-name="P6"><text:span text:style-name="Strong_20_Emphasis"><text:span text:style-name="T1">Marko Sopta</text:span></text:span><text:span text:style-name="Strong_20_Emphasis">:</text:span> Jeste li razmišljali o specifičnim funkcijama koje biste željeli na toj platformi?</text:p>
      <text:p text:style-name="P6"><text:span text:style-name="Strong_20_Emphasis">Klijent:</text:span> Pa, ništa previše komplicirano. Bilo bi super da možemo upravljati podacima o članovima, da sve bude na jednom mjestu. Također, bilo bi korisno da članovi mogu vidjeti svoj profil, platiti članarinu online, rezervirati treninge i prijaviti se na turnire bez problema.</text:p>
      <text:p text:style-name="P6"><text:span text:style-name="Strong_20_Emphasis"><text:span text:style-name="T1">Marko Sopta</text:span></text:span><text:span text:style-name="Strong_20_Emphasis">:</text:span> Hvala vam puno na ovim informacijama. Mislim da ćemo na temelju ovoga moći osmisliti rješenje koje će vam olakšati rad.</text:p>
      <text:p text:style-name="P6"><text:span text:style-name="Strong_20_Emphasis">Klijent:</text:span> Hvala vama! Nadam se da ćemo uskoro riješiti sve ove probleme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2:23:01.183000000</meta:creation-date>
    <dc:date>2024-08-23T12:34:05.394000000</dc:date>
    <meta:editing-duration>PT51S</meta:editing-duration>
    <meta:editing-cycles>1</meta:editing-cycles>
    <meta:document-statistic meta:table-count="0" meta:image-count="0" meta:object-count="0" meta:page-count="1" meta:paragraph-count="19" meta:word-count="305" meta:character-count="1924" meta:non-whitespace-character-count="1636"/>
    <meta:generator>LibreOffice/24.2.2.2$Windows_X86_64 LibreOffice_project/d56cc158d8a96260b836f100ef4b4ef25d6f1a01</meta:generator>
  </office:meta>
</office:document-meta>
</file>